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1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3.4986in" fo:break-before="column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5611in"/>
    </style:style>
    <style:style style:name="Table1.D" style:family="table-column">
      <style:table-column-properties style:column-width="2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7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9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9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9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2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Heading_20_4">
      <style:paragraph-properties fo:margin-top="0in" fo:margin-bottom="0in" style:contextual-spacing="false" fo:line-height="100%" fo:text-align="start" style:justify-single-word="false"/>
      <style:text-properties fo:color="#3d85c6" loext:opacity="100%" style:font-name="Spectral" fo:language="en" fo:country="US" style:font-name-asian="Spectral1" style:font-name-complex="Spectral1"/>
    </style:style>
    <style:style style:name="P4" style:family="paragraph" style:parent-style-name="Heading_20_2">
      <style:paragraph-properties fo:margin-top="0in" fo:margin-bottom="0in" style:contextual-spacing="false" fo:line-height="100%" fo:text-align="start" style:justify-single-word="false"/>
      <style:text-properties fo:font-size="16pt" fo:language="en" fo:country="US" style:font-size-asian="16pt" style:font-size-complex="16pt"/>
    </style:style>
    <style:style style:name="P5" style:family="paragraph" style:parent-style-name="Heading_20_2">
      <style:paragraph-properties fo:margin-top="0in" fo:margin-bottom="0in" style:contextual-spacing="false" fo:line-height="100%" fo:text-align="start" style:justify-single-word="false"/>
      <style:text-properties fo:color="#0b5394" loext:opacity="100%" style:font-name="Envision Roman" fo:font-size="16pt" fo:language="en" fo:country="US" officeooo:rsid="00645a81" officeooo:paragraph-rsid="00645a81" style:letter-kerning="false" style:font-name-asian="Spectral1" style:font-size-asian="16pt" style:language-asian="zh" style:country-asian="CN" style:font-name-complex="Spectral1" style:font-size-complex="16pt" style:language-complex="hi" style:country-complex="IN"/>
    </style:style>
    <style:style style:name="P6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language="en" fo:country="US" officeooo:paragraph-rsid="0023d8d7"/>
    </style:style>
    <style:style style:name="P7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language="en" fo:country="US" officeooo:paragraph-rsid="00ae7ffe"/>
    </style:style>
    <style:style style:name="P8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font-size="9pt" fo:language="en" fo:country="US" style:font-name-asian="Spectral1" style:font-size-asian="9pt" style:font-name-complex="Spectral1" style:font-size-complex="9pt"/>
    </style:style>
    <style:style style:name="P9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font-size="9pt" fo:language="en" fo:country="US" officeooo:paragraph-rsid="00253e76" style:font-name-asian="Spectral1" style:font-size-asian="9pt" style:font-name-complex="Spectral1" style:font-size-complex="9pt"/>
    </style:style>
    <style:style style:name="P10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font-size="9pt" fo:language="en" fo:country="US" officeooo:paragraph-rsid="00a8c3e5" style:font-name-asian="Spectral1" style:font-size-asian="9pt" style:font-name-complex="Spectral1" style:font-size-complex="9pt"/>
    </style:style>
    <style:style style:name="P11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font-size="9pt" fo:language="en" fo:country="US" officeooo:paragraph-rsid="00ae7ffe" style:font-name-asian="Spectral1" style:font-size-asian="9pt" style:font-name-complex="Spectral1" style:font-size-complex="9pt"/>
    </style:style>
    <style:style style:name="P12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font-size="9pt" fo:language="en" fo:country="US" officeooo:rsid="0068e3e1" officeooo:paragraph-rsid="0068e3e1" style:font-name-asian="Spectral1" style:font-size-asian="9pt" style:font-name-complex="Spectral1" style:font-size-complex="9pt"/>
    </style:style>
    <style:style style:name="P13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" fo:font-size="9pt" fo:language="en" fo:country="US" officeooo:rsid="0072d9cb" officeooo:paragraph-rsid="00782c97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4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" fo:font-size="9pt" fo:language="en" fo:country="US" fo:font-weight="normal" officeooo:rsid="00704e49" officeooo:paragraph-rsid="00782c97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15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" fo:font-size="9pt" fo:language="en" fo:country="US" fo:font-weight="normal" officeooo:rsid="0071a278" officeooo:paragraph-rsid="00782c97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16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" fo:font-size="9pt" fo:language="en" fo:country="US" fo:font-weight="normal" officeooo:rsid="0071c896" officeooo:paragraph-rsid="00782c97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17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" fo:font-size="9pt" fo:language="en" fo:country="US" fo:font-weight="normal" officeooo:rsid="0071c896" officeooo:paragraph-rsid="00b84132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18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" fo:font-size="9pt" fo:language="en" fo:country="US" fo:font-weight="normal" officeooo:rsid="00b84132" officeooo:paragraph-rsid="00b84132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19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" fo:font-size="9pt" fo:language="en" fo:country="US" fo:font-weight="normal" officeooo:rsid="00b86b3b" officeooo:paragraph-rsid="00b86b3b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20" style:family="paragraph" style:parent-style-name="Exalted">
      <style:text-properties officeooo:rsid="0055e8f2" officeooo:paragraph-rsid="0055e8f2"/>
    </style:style>
    <style:style style:name="P21" style:family="paragraph" style:parent-style-name="Exalted">
      <style:text-properties officeooo:rsid="0065dad5" officeooo:paragraph-rsid="0065dad5"/>
    </style:style>
    <style:style style:name="P22" style:family="paragraph" style:parent-style-name="Exalted">
      <style:text-properties style:use-window-font-color="true" loext:opacity="0%" style:font-name="Times New Roman" fo:font-size="9pt" fo:language="en" fo:country="US" officeooo:rsid="00782c97" officeooo:paragraph-rsid="00782c97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23" style:family="paragraph" style:parent-style-name="Exalted">
      <style:text-properties style:use-window-font-color="true" loext:opacity="0%" style:font-name="Times New Roman" fo:font-size="10pt" fo:language="en" fo:country="none" fo:font-weight="normal" officeooo:rsid="00ab9842" officeooo:paragraph-rsid="00ab9842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24" style:family="paragraph" style:parent-style-name="Exalted">
      <style:text-properties style:use-window-font-color="true" loext:opacity="0%" style:font-name="Times New Roman" fo:font-size="10pt" fo:language="en" fo:country="none" fo:font-weight="normal" officeooo:rsid="00acae63" officeooo:paragraph-rsid="00acae6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25" style:family="paragraph" style:parent-style-name="Exalted">
      <style:text-properties officeooo:paragraph-rsid="00782c97"/>
    </style:style>
    <style:style style:name="P26" style:family="paragraph" style:parent-style-name="Exalted">
      <style:text-properties fo:font-weight="normal" officeooo:rsid="00ab9842" officeooo:paragraph-rsid="00ab9842" style:font-weight-asian="normal" style:font-weight-complex="normal"/>
    </style:style>
    <style:style style:name="P27" style:family="paragraph" style:parent-style-name="Exalted">
      <style:text-properties officeooo:rsid="00ab9842" officeooo:paragraph-rsid="00ab9842"/>
    </style:style>
    <style:style style:name="P28" style:family="paragraph" style:parent-style-name="Exalted">
      <style:text-properties officeooo:rsid="00653529" officeooo:paragraph-rsid="00b84132"/>
    </style:style>
    <style:style style:name="P29" style:family="paragraph" style:parent-style-name="Heading_20_2">
      <style:paragraph-properties fo:break-before="column"/>
      <style:text-properties fo:color="#1c4587" loext:opacity="100%" style:font-name="Envision Roman" fo:font-size="18pt" fo:font-weight="normal" officeooo:rsid="00700f05" officeooo:paragraph-rsid="00782c97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P30" style:family="paragraph" style:parent-style-name="Heading_20_2">
      <style:paragraph-properties fo:break-before="column"/>
      <style:text-properties officeooo:paragraph-rsid="00a985ca"/>
    </style:style>
    <style:style style:name="P31" style:family="paragraph" style:parent-style-name="Heading_20_1">
      <style:paragraph-properties fo:break-before="column"/>
    </style:style>
    <style:style style:name="P32" style:family="paragraph" style:parent-style-name="Heading_20_1">
      <style:paragraph-properties fo:text-align="center" style:justify-single-word="false" fo:break-before="column"/>
    </style:style>
    <style:style style:name="P33" style:family="paragraph" style:parent-style-name="Heading_20_4">
      <style:text-properties officeooo:rsid="0055e8f2" officeooo:paragraph-rsid="0055e8f2"/>
    </style:style>
    <style:style style:name="P34" style:family="paragraph" style:parent-style-name="Heading_20_1">
      <style:paragraph-properties fo:text-align="center" style:justify-single-word="false"/>
    </style:style>
    <style:style style:name="P35" style:family="paragraph" style:parent-style-name="Heading_20_2">
      <style:text-properties fo:language="en" fo:country="US" officeooo:paragraph-rsid="0086a286" style:font-name-asian="Spectral1" style:font-name-complex="Spectral1"/>
    </style:style>
    <style:style style:name="P36" style:family="paragraph" style:parent-style-name="Heading_20_2">
      <style:text-properties officeooo:paragraph-rsid="00a8c3e5"/>
    </style:style>
    <style:style style:name="P37" style:family="paragraph" style:parent-style-name="Standard">
      <style:paragraph-properties fo:break-before="auto" fo:break-after="auto"/>
      <style:text-properties officeooo:paragraph-rsid="00aa6b60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090f87c" officeooo:paragraph-rsid="00aa6b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9pt" fo:font-style="normal" fo:text-shadow="none" style:text-underline-style="none" fo:font-weight="bold" officeooo:rsid="001caae1" officeooo:paragraph-rsid="00aa6b60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9pt" officeooo:rsid="00c00b5d" officeooo:paragraph-rsid="00c00b5d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1" style:family="paragraph" style:parent-style-name="Table_20_Contents">
      <style:text-properties style:use-window-font-color="true" loext:opacity="0%" style:font-name="Times New Roman" fo:font-size="9pt" officeooo:rsid="00c45454" officeooo:paragraph-rsid="00c45454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0aa6b60"/>
    </style:style>
    <style:style style:name="P44" style:family="paragraph" style:parent-style-name="Table_20_Contents">
      <style:paragraph-properties fo:text-align="start" style:justify-single-word="false"/>
      <style:text-properties officeooo:paragraph-rsid="00aa6b60"/>
    </style:style>
    <style:style style:name="P45" style:family="paragraph" style:parent-style-name="Table_20_Contents">
      <style:text-properties officeooo:paragraph-rsid="00aa6b60"/>
    </style:style>
    <style:style style:name="P46" style:family="paragraph" style:parent-style-name="Table_20_Contents">
      <style:paragraph-properties fo:text-align="center" style:justify-single-word="false"/>
      <style:text-properties officeooo:rsid="00bc41a8" officeooo:paragraph-rsid="00bc41a8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bc41a8" officeooo:paragraph-rsid="00bc41a8" style:font-weight-asian="bold" style:font-weight-complex="bold"/>
    </style:style>
    <style:style style:name="P48" style:family="paragraph" style:parent-style-name="Heading_20_1" style:master-page-name="Standard">
      <style:paragraph-properties fo:margin-top="0.139in" fo:margin-bottom="0in" style:contextual-spacing="false" fo:line-height="100%" fo:text-align="center" style:justify-single-word="false" style:page-number="1"/>
      <style:text-properties fo:color="#073763" loext:opacity="100%" fo:font-size="18pt" fo:language="en" fo:country="US" style:font-size-asian="18pt" style:font-size-complex="18pt"/>
    </style:style>
    <style:style style:name="P49" style:family="paragraph" style:parent-style-name="Exalted" style:list-style-name="Exalt_20_Dot">
      <style:text-properties officeooo:paragraph-rsid="00af6158"/>
    </style:style>
    <style:style style:name="P50" style:family="paragraph" style:parent-style-name="Exalted" style:list-style-name="Exalt_20_Dot">
      <style:text-properties style:use-window-font-color="true" loext:opacity="0%" style:font-name="Times New Roman" fo:font-size="9pt" officeooo:rsid="00a52988" officeooo:paragraph-rsid="00a5298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51" style:family="paragraph" style:parent-style-name="Exalted" style:list-style-name="Exalt_20_Dot">
      <style:text-properties officeooo:rsid="00891b1e" officeooo:paragraph-rsid="00891b1e"/>
    </style:style>
    <style:style style:name="P52" style:family="paragraph" style:parent-style-name="Exalted" style:list-style-name="Exalt_20_Dot">
      <style:text-properties officeooo:rsid="00496225" officeooo:paragraph-rsid="00496225"/>
    </style:style>
    <style:style style:name="P53" style:family="paragraph" style:parent-style-name="Exalted" style:list-style-name="Exalt_20_Dot">
      <style:text-properties fo:font-weight="bold" officeooo:rsid="00496225" officeooo:paragraph-rsid="00496225" style:font-weight-asian="bold" style:font-weight-complex="bold"/>
    </style:style>
    <style:style style:name="P54" style:family="paragraph" style:parent-style-name="Exalted" style:list-style-name="Exalt_20_Dot">
      <style:text-properties fo:font-weight="bold" officeooo:rsid="0055e8f2" officeooo:paragraph-rsid="0055e8f2" style:font-weight-asian="bold" style:font-weight-complex="bold"/>
    </style:style>
    <style:style style:name="P55" style:family="paragraph" style:parent-style-name="Exalted" style:list-style-name="Exalt_20_Dot">
      <style:text-properties fo:font-weight="bold" officeooo:rsid="00496225" officeooo:paragraph-rsid="00496225"/>
    </style:style>
    <style:style style:name="P56" style:family="paragraph" style:parent-style-name="Exalted">
      <style:text-properties officeooo:rsid="00b84132" officeooo:paragraph-rsid="00b84132"/>
    </style:style>
    <style:style style:name="P57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language="en" fo:country="US" fo:font-weight="bold" officeooo:rsid="006088a1" officeooo:paragraph-rsid="006088a1" style:font-weight-asian="bold" style:font-weight-complex="bold"/>
    </style:style>
    <style:style style:name="P58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language="en" fo:country="US" officeooo:paragraph-rsid="006088a1"/>
    </style:style>
    <style:style style:name="P59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language="en" fo:country="US" officeooo:rsid="007a5ab0" officeooo:paragraph-rsid="00a8c3e5" style:font-name-asian="Spectral1" style:font-name-complex="Spectral1"/>
    </style:style>
    <style:style style:name="P60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" fo:font-size="9pt" fo:language="en" fo:country="US" fo:font-weight="normal" officeooo:rsid="006088a1" officeooo:paragraph-rsid="006088a1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61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officeooo:rsid="006088a1" officeooo:paragraph-rsid="006088a1" style:font-name-asian="Spectral1" style:font-size-asian="9pt" style:font-name-complex="Spectral1" style:font-size-complex="9pt"/>
    </style:style>
    <style:style style:name="P62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officeooo:rsid="0072c3d8" officeooo:paragraph-rsid="00782c97" style:font-name-asian="Spectral1" style:font-size-asian="9pt" style:font-name-complex="Spectral1" style:font-size-complex="9pt"/>
    </style:style>
    <style:style style:name="P63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officeooo:paragraph-rsid="00782c97" style:font-name-asian="Spectral1" style:font-size-asian="9pt" style:font-name-complex="Spectral1" style:font-size-complex="9pt"/>
    </style:style>
    <style:style style:name="P64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officeooo:paragraph-rsid="00a8c3e5" style:font-name-asian="Spectral1" style:font-size-asian="9pt" style:font-name-complex="Spectral1" style:font-size-complex="9pt"/>
    </style:style>
    <style:style style:name="P65" style:family="paragraph" style:parent-style-name="Exalted" style:list-style-name="Exalt_20_Dot">
      <style:paragraph-properties fo:margin-top="0in" fo:margin-bottom="0.0835in" style:contextual-spacing="false" fo:line-height="100%" fo:text-align="start" style:justify-single-word="false"/>
      <style:text-properties fo:font-size="9pt" fo:language="en" fo:country="US" officeooo:rsid="00a3ddaf" officeooo:paragraph-rsid="00a3ddaf" style:font-name-asian="Spectral1" style:font-size-asian="9pt" style:font-name-complex="Spectral1" style:font-size-complex="9pt"/>
    </style:style>
    <style:style style:name="P66" style:family="paragraph" style:parent-style-name="Exalted" style:list-style-name="Exalt_20_Dot">
      <style:paragraph-properties fo:margin-top="0in" fo:margin-bottom="0.0835in" style:contextual-spacing="false" fo:line-height="100%" fo:text-align="start" style:justify-single-word="false"/>
      <style:text-properties fo:font-size="9pt" fo:language="en" fo:country="US" officeooo:rsid="0072c3d8" officeooo:paragraph-rsid="00782c97" style:font-name-asian="Spectral1" style:font-size-asian="9pt" style:font-name-complex="Spectral1" style:font-size-complex="9pt"/>
    </style:style>
    <style:style style:name="P67" style:family="paragraph" style:parent-style-name="Exalted" style:list-style-name="Exalt_20_Dot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" fo:font-size="9pt" fo:language="en" fo:country="US" officeooo:rsid="00a3ddaf" officeooo:paragraph-rsid="00a3ddaf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8" style:family="paragraph" style:parent-style-name="Exalted" style:list-style-name="Exalt_20_Dot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" fo:font-size="9pt" fo:language="en" fo:country="US" officeooo:rsid="00c88cf8" officeooo:paragraph-rsid="00c88cf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9" style:family="paragraph" style:parent-style-name="Exalted" style:list-style-name="Exalt_20_Dot">
      <style:paragraph-properties fo:margin-top="0in" fo:margin-bottom="0.0008in" style:contextual-spacing="false"/>
      <style:text-properties officeooo:rsid="0055e8f2" officeooo:paragraph-rsid="0055e8f2"/>
    </style:style>
    <style:style style:name="P70" style:family="paragraph" style:parent-style-name="Heading_20_3">
      <style:text-properties officeooo:rsid="0065dad5" officeooo:paragraph-rsid="0065dad5"/>
    </style:style>
    <style:style style:name="P71" style:family="paragraph" style:parent-style-name="Heading_20_3">
      <style:text-properties officeooo:rsid="00b84132" officeooo:paragraph-rsid="00b84132"/>
    </style:style>
    <style:style style:name="P72" style:family="paragraph" style:parent-style-name="Heading_20_3">
      <style:text-properties officeooo:rsid="0071c896" officeooo:paragraph-rsid="00782c97"/>
    </style:style>
    <style:style style:name="P73" style:family="paragraph" style:parent-style-name="Heading_20_3">
      <style:text-properties officeooo:paragraph-rsid="00af6158"/>
    </style:style>
    <style:style style:name="P74" style:family="paragraph" style:parent-style-name="Heading_20_3">
      <style:paragraph-properties fo:margin-top="0.139in" fo:margin-bottom="0in" style:contextual-spacing="false" fo:line-height="100%" fo:text-align="start" style:justify-single-word="false"/>
      <style:text-properties fo:color="#3d85c6" loext:opacity="100%" fo:font-size="13pt" fo:language="en" fo:country="US" officeooo:paragraph-rsid="00a8c3e5" style:font-size-asian="13pt" style:font-size-complex="13pt"/>
    </style:style>
    <style:style style:name="T1" style:family="text">
      <style:text-properties fo:font-size="9pt" fo:font-weight="bold" style:font-name-asian="Spectral1" style:font-size-asian="9pt" style:font-weight-asian="bold" style:font-name-complex="Spectral1" style:font-size-complex="9pt"/>
    </style:style>
    <style:style style:name="T2" style:family="text">
      <style:text-properties fo:font-size="9pt" fo:font-weight="bold" style:font-name-asian="Spectral1" style:font-size-asian="9pt" style:font-weight-asian="bold" style:font-name-complex="Spectral1" style:font-size-complex="9pt" style:font-weight-complex="bold"/>
    </style:style>
    <style:style style:name="T3" style:family="text">
      <style:text-properties fo:font-size="9pt" fo:font-weight="bold" officeooo:rsid="0084aead" style:font-name-asian="Spectral1" style:font-size-asian="9pt" style:font-weight-asian="bold" style:font-name-complex="Spectral1" style:font-size-complex="9pt" style:font-weight-complex="bold"/>
    </style:style>
    <style:style style:name="T4" style:family="text">
      <style:text-properties fo:font-size="9pt" style:font-name-asian="Spectral1" style:font-size-asian="9pt" style:font-name-complex="Spectral1" style:font-size-complex="9pt"/>
    </style:style>
    <style:style style:name="T5" style:family="text">
      <style:text-properties fo:font-size="9pt" officeooo:rsid="0083dd88" style:font-name-asian="Spectral1" style:font-size-asian="9pt" style:font-name-complex="Spectral1" style:font-size-complex="9pt"/>
    </style:style>
    <style:style style:name="T6" style:family="text">
      <style:text-properties fo:font-size="9pt" officeooo:rsid="00ae7ffe" style:font-name-asian="Spectral1" style:font-size-asian="9pt" style:font-name-complex="Spectral1" style:font-size-complex="9pt"/>
    </style:style>
    <style:style style:name="T7" style:family="text">
      <style:text-properties fo:font-size="9pt" officeooo:rsid="00af20a2" style:font-name-asian="Spectral1" style:font-size-asian="9pt" style:font-name-complex="Spectral1" style:font-size-complex="9pt"/>
    </style:style>
    <style:style style:name="T8" style:family="text">
      <style:text-properties fo:font-size="9pt" fo:font-weight="normal" style:font-name-asian="Spectral1" style:font-size-asian="9pt" style:font-weight-asian="normal" style:font-name-complex="Spectral1" style:font-size-complex="9pt" style:font-weight-complex="normal"/>
    </style:style>
    <style:style style:name="T9" style:family="text">
      <style:text-properties fo:font-size="9pt" fo:font-weight="normal" officeooo:rsid="0084aead" style:font-name-asian="Spectral1" style:font-size-asian="9pt" style:font-weight-asian="normal" style:font-name-complex="Spectral1" style:font-size-complex="9pt" style:font-weight-complex="normal"/>
    </style:style>
    <style:style style:name="T10" style:family="text">
      <style:text-properties style:use-window-font-color="true" loext:opacity="0%" style:font-name="Times New Roman" fo:font-size="9pt" officeooo:rsid="0072d9c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9pt" officeooo:rsid="009c51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2" style:family="text">
      <style:text-properties style:use-window-font-color="true" loext:opacity="0%" style:font-name="Times New Roman" fo:font-size="9pt" fo:font-weight="normal" officeooo:rsid="006088a1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T13" style:family="text">
      <style:text-properties style:use-window-font-color="true" loext:opacity="0%" style:font-name="Times New Roman" fo:font-size="9pt" fo:font-weight="normal" officeooo:rsid="00610ed0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T14" style:family="text">
      <style:text-properties style:use-window-font-color="true" loext:opacity="0%" style:font-name="Times New Roman" fo:font-size="9pt" fo:font-weight="normal" officeooo:rsid="00a1706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5" style:family="text">
      <style:text-properties style:use-window-font-color="true" loext:opacity="0%" style:font-name="Times New Roman" fo:font-size="9pt" fo:font-weight="normal" officeooo:rsid="00b1467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6" style:family="text">
      <style:text-properties style:use-window-font-color="true" loext:opacity="0%" style:font-name="Times New Roman" style:letter-kerning="false" style:language-asian="zh" style:country-asian="CN" style:language-complex="hi" style:country-complex="IN"/>
    </style:style>
    <style:style style:name="T17" style:family="text">
      <style:text-properties style:use-window-font-color="true" loext:opacity="0%" style:font-name="Times New Roman" officeooo:rsid="00653529" style:letter-kerning="false" style:language-asian="zh" style:country-asian="CN" style:language-complex="hi" style:country-complex="IN"/>
    </style:style>
    <style:style style:name="T18" style:family="text">
      <style:text-properties style:use-window-font-color="true" loext:opacity="0%" style:font-name="Times New Roman" officeooo:rsid="006c0371" style:letter-kerning="false" style:language-asian="zh" style:country-asian="CN" style:language-complex="hi" style:country-complex="IN"/>
    </style:style>
    <style:style style:name="T19" style:family="text">
      <style:text-properties style:use-window-font-color="true" loext:opacity="0%" style:font-name="Times New Roman" officeooo:rsid="006c30b2" style:letter-kerning="false" style:language-asian="zh" style:country-asian="CN" style:language-complex="hi" style:country-complex="IN"/>
    </style:style>
    <style:style style:name="T20" style:family="text">
      <style:text-properties style:use-window-font-color="true" loext:opacity="0%" style:font-name="Times New Roman" officeooo:rsid="006f63e1" style:letter-kerning="false" style:language-asian="zh" style:country-asian="CN" style:language-complex="hi" style:country-complex="IN"/>
    </style:style>
    <style:style style:name="T21" style:family="text">
      <style:text-properties style:use-window-font-color="true" loext:opacity="0%" style:font-name="Times New Roman" officeooo:rsid="008751b7" style:letter-kerning="false" style:language-asian="zh" style:country-asian="CN" style:language-complex="hi" style:country-complex="IN"/>
    </style:style>
    <style:style style:name="T22" style:family="text">
      <style:text-properties style:use-window-font-color="true" loext:opacity="0%" style:font-name="Times New Roman" officeooo:rsid="00acb1df" style:letter-kerning="false" style:language-asian="zh" style:country-asian="CN" style:language-complex="hi" style:country-complex="IN"/>
    </style:style>
    <style:style style:name="T23" style:family="text">
      <style:text-properties style:use-window-font-color="true" loext:opacity="0%" style:font-name="Times New Roman" fo:font-size="10pt" fo:language="en" fo:country="none" fo:font-weight="normal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24" style:family="text">
      <style:text-properties style:use-window-font-color="true" loext:opacity="0%" style:font-name="Times New Roman" fo:font-size="10pt" fo:language="en" fo:country="none" fo:font-weight="normal" officeooo:rsid="00cb3eb8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25" style:family="text">
      <style:text-properties style:use-window-font-color="true" loext:opacity="0%" style:font-name="Times New Roman" fo:font-size="10pt" fo:language="en" fo:country="none" fo:font-weight="normal" officeooo:rsid="00cce944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26" style:family="text">
      <style:text-properties style:use-window-font-color="true" loext:opacity="0%" style:font-name="Times New Roman" fo:font-size="10pt" fo:language="en" fo:country="none" fo:font-weight="bold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7" style:family="text">
      <style:text-properties style:use-window-font-color="true" loext:opacity="0%" style:font-name="Times New Roman" fo:font-size="10pt" fo:language="en" fo:country="none" fo:font-weight="bold" officeooo:rsid="00cb3eb8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8" style:family="text">
      <style:text-properties style:use-window-font-color="true" loext:opacity="0%" style:font-name="Times New Roman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9" style:family="text">
      <style:text-properties style:use-window-font-color="true" loext:opacity="0%" style:font-name="Times New Roman" fo:font-size="10pt" fo:language="en" fo:country="none" officeooo:rsid="00a4273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0" style:family="text">
      <style:text-properties officeooo:rsid="00173790"/>
    </style:style>
    <style:style style:name="T31" style:family="text">
      <style:text-properties fo:color="#0b5394" loext:opacity="100%" style:font-name="Envision Roman" fo:font-size="18pt" fo:language="en" fo:country="none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T32" style:family="text">
      <style:text-properties fo:color="#0b5394" loext:opacity="100%" style:font-name="Envision Roman" fo:font-size="18pt" fo:language="en" fo:country="none" officeooo:rsid="0044db71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a00ee8" style:font-weight-asian="bold" style:font-weight-complex="bold"/>
    </style:style>
    <style:style style:name="T36" style:family="text">
      <style:text-properties fo:font-weight="bold" officeooo:rsid="00581e21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44db71" style:font-weight-asian="normal" style:font-weight-complex="normal"/>
    </style:style>
    <style:style style:name="T39" style:family="text">
      <style:text-properties fo:font-weight="normal" officeooo:rsid="01776b8a" style:font-weight-asian="normal" style:font-weight-complex="normal"/>
    </style:style>
    <style:style style:name="T40" style:family="text">
      <style:text-properties fo:font-weight="normal" officeooo:rsid="00a17063" style:font-weight-asian="normal" style:font-weight-complex="normal"/>
    </style:style>
    <style:style style:name="T41" style:family="text">
      <style:text-properties fo:font-weight="normal" officeooo:rsid="00b0d4af" style:font-weight-asian="normal" style:font-weight-complex="normal"/>
    </style:style>
    <style:style style:name="T42" style:family="text">
      <style:text-properties officeooo:rsid="004a9fef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officeooo:rsid="0057d31d"/>
    </style:style>
    <style:style style:name="T45" style:family="text">
      <style:text-properties officeooo:rsid="005dd15d"/>
    </style:style>
    <style:style style:name="T46" style:family="text">
      <style:text-properties officeooo:rsid="0067760a"/>
    </style:style>
    <style:style style:name="T47" style:family="text">
      <style:text-properties officeooo:rsid="0071a278"/>
    </style:style>
    <style:style style:name="T48" style:family="text">
      <style:text-properties officeooo:rsid="0071c896"/>
    </style:style>
    <style:style style:name="T49" style:family="text">
      <style:text-properties officeooo:rsid="0072c3d8"/>
    </style:style>
    <style:style style:name="T50" style:family="text">
      <style:text-properties officeooo:rsid="0072d9cb"/>
    </style:style>
    <style:style style:name="T51" style:family="text">
      <style:text-properties officeooo:rsid="007a5ab0"/>
    </style:style>
    <style:style style:name="T52" style:family="text">
      <style:text-properties officeooo:rsid="007b1ec3"/>
    </style:style>
    <style:style style:name="T53" style:family="text">
      <style:text-properties officeooo:rsid="007e0e19"/>
    </style:style>
    <style:style style:name="T54" style:family="text">
      <style:text-properties officeooo:rsid="007fe6ba"/>
    </style:style>
    <style:style style:name="T55" style:family="text">
      <style:text-properties officeooo:rsid="00816805"/>
    </style:style>
    <style:style style:name="T56" style:family="text">
      <style:text-properties officeooo:rsid="0082e658"/>
    </style:style>
    <style:style style:name="T57" style:family="text">
      <style:text-properties officeooo:rsid="008af778" style:letter-kerning="false" style:font-name-asian="Spectral1" style:language-asian="zh" style:country-asian="CN" style:font-name-complex="Spectral1" style:language-complex="hi" style:country-complex="IN"/>
    </style:style>
    <style:style style:name="T58" style:family="text">
      <style:text-properties style:font-weight-asian="bold" style:font-weight-complex="bold"/>
    </style:style>
    <style:style style:name="T59" style:family="text">
      <style:text-properties officeooo:rsid="0093ea55"/>
    </style:style>
    <style:style style:name="T60" style:family="text">
      <style:text-properties officeooo:rsid="0096499d"/>
    </style:style>
    <style:style style:name="T61" style:family="text">
      <style:text-properties officeooo:rsid="0096986a"/>
    </style:style>
    <style:style style:name="T62" style:family="text">
      <style:text-properties officeooo:rsid="0096f2f8"/>
    </style:style>
    <style:style style:name="T63" style:family="text">
      <style:text-properties officeooo:rsid="009ad6ab"/>
    </style:style>
    <style:style style:name="T64" style:family="text">
      <style:text-properties officeooo:rsid="009d2ca2"/>
    </style:style>
    <style:style style:name="T65" style:family="text">
      <style:text-properties officeooo:rsid="009d6264"/>
    </style:style>
    <style:style style:name="T66" style:family="text">
      <style:text-properties officeooo:rsid="009e91f0"/>
    </style:style>
    <style:style style:name="T67" style:family="text">
      <style:text-properties officeooo:rsid="00a5597e"/>
    </style:style>
    <style:style style:name="T68" style:family="text">
      <style:text-properties officeooo:rsid="00b32407"/>
    </style:style>
    <style:style style:name="T69" style:family="text">
      <style:text-properties officeooo:rsid="00b785aa"/>
    </style:style>
    <style:style style:name="T70" style:family="text">
      <style:text-properties officeooo:rsid="00b84132"/>
    </style:style>
    <style:style style:name="T71" style:family="text">
      <style:text-properties officeooo:rsid="00bc41a8"/>
    </style:style>
    <style:style style:name="T72" style:family="text">
      <style:text-properties officeooo:rsid="00bd34fd"/>
    </style:style>
    <style:style style:name="T73" style:family="text">
      <style:text-properties officeooo:rsid="00bf258e"/>
    </style:style>
    <style:style style:name="T74" style:family="text">
      <style:text-properties officeooo:rsid="00c5419c"/>
    </style:style>
    <style:style style:name="T75" style:family="text">
      <style:text-properties officeooo:rsid="00c6b8ea"/>
    </style:style>
    <style:style style:name="T76" style:family="text">
      <style:text-properties officeooo:rsid="00c76317"/>
    </style:style>
    <style:style style:name="T77" style:family="text">
      <style:text-properties officeooo:rsid="00ce3ed4"/>
    </style:style>
    <style:style style:name="T78" style:family="text">
      <style:text-properties officeooo:rsid="00cf244f"/>
    </style:style>
    <style:style style:name="T79" style:family="text">
      <style:text-properties officeooo:rsid="00d09a12"/>
    </style:style>
    <style:style style:name="T80" style:family="text">
      <style:text-properties officeooo:rsid="00d248ea"/>
    </style:style>
    <style:style style:name="Sect1" style:family="section">
      <style:section-properties style:writing-mode="lr-tb" style:editable="false">
        <style:columns fo:column-count="3">
          <style:column style:rel-width="21845*" fo:start-indent="0in" fo:end-indent="0.0992in"/>
          <style:column style:rel-width="21845*" fo:start-indent="0.0992in" fo:end-indent="0.0992in"/>
          <style:column style:rel-width="21845*" fo:start-indent="0.0992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3">
          <style:column style:rel-width="2779*" fo:start-indent="0in" fo:end-indent="0.0701in"/>
          <style:column style:rel-width="2880*" fo:start-indent="0.0701in" fo:end-indent="0.0701in"/>
          <style:column style:rel-width="5141*" fo:start-indent="0.070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General</text:h>
      <text:section text:style-name="Sect1" text:name="TextSection">
        <text:p text:style-name="P4">Dice Pools</text:p>
        <text:list xml:id="list427221185" text:style-name="Exalt_20_Dot">
          <text:list-item>
            <text:p text:style-name="P57"><text:span text:style-name="T4">Dice Pool</text:span><text:span text:style-name="T8">: [Attribute + Ability]d10s</text:span></text:p>
          </text:list-item>
          <text:list-item>
            <text:p text:style-name="P60">A Success is a 7 or greater on the die.</text:p>
            <text:list>
              <text:list-item>
                <text:p text:style-name="P61">Each 10 counts as 2 Successes.</text:p>
              </text:list-item>
            </text:list>
          </text:list-item>
          <text:list-item>
            <text:p text:style-name="P58"><text:span text:style-name="T12">Must roll a total number of Successes greater than or equal to the difficulty of the roll </text:span><text:span text:style-name="T13">to perform the task.</text:span></text:p>
          </text:list-item>
        </text:list>
        <text:h text:style-name="P70" text:outline-level="3">Specialty</text:h>
        <text:p text:style-name="P21">If working significantly outside your specialty on a trained ability, suffer (-2) dice penalty. <text:span text:style-name="T46">i.e. brawling when you are specialized into swords.</text:span></text:p>
        <text:h text:style-name="Heading_20_3" text:outline-level="3">Stunting</text:h>
        <text:p text:style-name="P8">+2 Dice to an action (or +1 to Static Value). <text:span text:style-name="T17">May store a </text:span><text:span text:style-name="T20">single</text:span><text:span text:style-name="T17"> Stunt for later. </text:span><text:span text:style-name="T20">Stunts are glorious descriptions of actions, or great moments of roleplay.</text:span></text:p>
        <text:h text:style-name="Heading_20_3" text:outline-level="3">Teamwork</text:h>
        <text:p text:style-name="P28">By successfully performing an action, may grant +2 Dice/+1 Defense to another, or give (successes) in Peripheral Motes.</text:p>
        <text:h text:style-name="Heading_20_3" text:outline-level="3">Excellency</text:h>
        <text:p text:style-name="P21">Each Exalt has their own Excellency, which may be performed after the roll is resolved. Doing so causes a gain in Limit, and raises the anima banner one step.</text:p>
        <text:p text:style-name="P4">Strifes</text:p>
        <text:p text:style-name="P12">By stunting and spending 8m, <text:span text:style-name="T16">you may </text:span><text:span text:style-name="T18">perform and invent a narrative power. </text:span><text:span text:style-name="T19">Each Exaltation will have guidance on how this is performed, but generally:</text:span></text:p>
        <text:list xml:id="list90150363450755" text:continue-numbering="true" text:style-name="Exalt_20_Dot">
          <text:list-item>
            <text:p text:style-name="P65"><text:span text:style-name="T19">M</text:span><text:span text:style-name="T16">imic a charm you do not have.</text:span></text:p>
          </text:list-item>
          <text:list-item>
            <text:p text:style-name="P67">Reset limited-use powers.</text:p>
          </text:list-item>
          <text:list-item>
            <text:p text:style-name="P68">Make a narrative change to the world.</text:p>
          </text:list-item>
        </text:list>
        <text:p text:style-name="P5">Merits</text:p>
        <text:p text:style-name="P22">Merits confer a background fact of a character—something that is true about them and should be considered as part of the story.</text:p>
        <text:p text:style-name="P22"><text:span text:style-name="T63">An</text:span> (Attribute + Merit Rating) roll may be made, such as (Cha<text:span text:style-name="T67">risma</text:span> + Wealth) as an attempt to Bribe.</text:p>
        <text:p text:style-name="P29">Essence</text:p>
        <text:p text:style-name="P14">Exalts empower their activities with Motes, <text:span text:style-name="T47">which are split into two pools: Personal and Peripheral.</text:span></text:p>
        <text:p text:style-name="P15">Personal are regained during rest, typically at night. This is the primary source <text:span text:style-name="T48">of power.</text:span></text:p>
        <text:p text:style-name="P16">Exalts may take ritual, extended, or teamwork actions to draw motes from the environment, which is called using Peripheral Motes—<text:span text:style-name="T65">One preparatory or recovery action is required per 5m spent.</text:span></text:p>
        <text:p text:style-name="P17">In managed scenes, such as combat or Encounters, start with 0 Peripheral Motes, <text:span text:style-name="T70">and must be gained through “Build Power” actions.</text:span></text:p>
        <text:p text:style-name="P18">Peripheral Motes are not kept scene to scene.</text:p>
        <text:h text:style-name="P71" text:outline-level="3">Build Power</text:h>
        <text:p text:style-name="P56">Gain Peripheral Motes equal to the number of successes rolled, <text:span text:style-name="T79">in addition to the effect your action has on the scene.</text:span></text:p>
        <text:p text:style-name="P19">You cannot keep more than 10 Peripheral Motes. You may transfer excess or gained motes to another. <text:s/>(This is equivalent to Teamwork).</text:p>
        <text:h text:style-name="P72" text:outline-level="3">Anima</text:h>
        <text:p text:style-name="P25"><text:span text:style-name="T11">For each</text:span><text:span text:style-name="T49"> 5 motes </text:span><text:span text:style-name="T64">expended </text:span><text:span text:style-name="T49">on a single action, your Anima glows brighter. </text:span><text:span text:style-name="T50">Some charms </text:span><text:span text:style-name="T10">will raise the anima to a certain level</text:span><text:span text:style-name="T50">.</text:span></text:p>
        <text:list xml:id="list90151566682086" text:continue-numbering="true" text:style-name="Exalt_20_Dot">
          <text:list-item>
            <text:p text:style-name="P62">Dim <text:tab/>– <text:span text:style-name="T22">Normal</text:span></text:p>
          </text:list-item>
          <text:list-item>
            <text:p text:style-name="P63">Glowing <text:tab/>– <text:span text:style-name="T50">Subtle glow</text:span></text:p>
          </text:list-item>
          <text:list-item>
            <text:p text:style-name="P63"><text:span text:style-name="T49">B</text:span>urning <text:tab/>– <text:span text:style-name="T50">Showing caste mark</text:span></text:p>
          </text:list-item>
          <text:list-item>
            <text:p text:style-name="P66">Totemic <text:tab/>– <text:span text:style-name="T50">Visible to all in scene.</text:span></text:p>
          </text:list-item>
        </text:list>
        <text:p text:style-name="P13">The Anima returns to normal at the end of a scene—roughly after an hour.</text:p>
        <text:p text:style-name="P13">The anima may be intentionally flared and retracted at no cost.</text:p>
        <text:p text:style-name="P35"/>
        <text:h text:style-name="P31" text:outline-level="1">Social Influence</text:h>
        <text:p text:style-name="P6"><text:span text:style-name="T1">Intimacy</text:span><text:span text:style-name="T4">: A character trait representing above-average emotions/feelings of a subject. +2/-</text:span><text:span text:style-name="T5">2</text:span><text:span text:style-name="T4"> Resolve defense </text:span><text:span text:style-name="T5">when opposed to action/in agreement.</text:span></text:p>
        <text:h text:style-name="Heading_20_3" text:outline-level="3">Social Actions</text:h>
        <text:p text:style-name="P3">Perform Task </text:p>
        <text:p text:style-name="P11">(vs. Resolve)</text:p>
        <text:p text:style-name="P7"><text:span text:style-name="T1">Serious</text:span><text:span text:style-name="T8"> </text:span><text:span text:style-name="T9">and</text:span><text:span text:style-name="T3"> Life-Changing</text:span><text:span text:style-name="T2"> </text:span><text:span text:style-name="T4">Tasks require leveraging an Intimacy. </text:span><text:span text:style-name="T7">T</text:span><text:span text:style-name="T6">his requires an Encounter Scene </text:span><text:span text:style-name="T7">for any non-Extras.</text:span></text:p>
        <text:p text:style-name="P3">Influence Intimacy</text:p>
        <text:p text:style-name="P8">(vs. Resolve)</text:p>
        <text:p text:style-name="P8">Use an existing Intimacy to suppress a different Intimacy, or create a new one. May also target raw emotions for more unpredictable results.</text:p>
        <text:p text:style-name="P3">Read Intentions</text:p>
        <text:p text:style-name="P8">(Insight Roll vs. Guile)</text:p>
        <text:p text:style-name="P8">May ask a question about the character’s actions. The Storyteller must answer truthfully. For every (+2) threshold success, may ask another.</text:p>
        <text:p text:style-name="P3">Discover Intimacy</text:p>
        <text:p text:style-name="P8">(Insight Roll vs. Guile)</text:p>
        <text:p text:style-name="P9">Must state a set of actions or behaviors they are analyzing.</text:p>
        <text:p text:style-name="P36">Projects</text:p>
        <text:p text:style-name="P10">During play, you are awarded Project Resources, and Defining Resources, in accordance to player actions. <text:span text:style-name="T21">It</text:span> represents material, social, and strategic resources they gather in their travels.</text:p>
        <text:p text:style-name="P10">Depending on the ability used, you may do such actions as:</text:p>
        <text:list xml:id="list90151565067053" text:continue-numbering="true" text:style-name="Exalt_20_Dot">
          <text:list-item>
            <text:p text:style-name="P64">Build a villag<text:span text:style-name="T30">e</text:span></text:p>
          </text:list-item>
          <text:list-item>
            <text:p text:style-name="P64">Create a spy network</text:p>
          </text:list-item>
          <text:list-item>
            <text:p text:style-name="P64">Generate Wealth</text:p>
          </text:list-item>
          <text:list-item>
            <text:p text:style-name="P64">Create/upgrade an artifact</text:p>
          </text:list-item>
        </text:list>
        <text:h text:style-name="P74" text:outline-level="3">Challenge Roll</text:h>
        <text:list xml:id="list90152042150077" text:continue-numbering="true" text:style-name="Exalt_20_Dot">
          <text:list-item>
            <text:p text:style-name="P59">+<text:span text:style-name="T54">5</text:span>: <text:span text:style-name="T56">Describe a Major Success.</text:span></text:p>
          </text:list-item>
          <text:list-item>
            <text:p text:style-name="P59">+<text:span text:style-name="T54">3</text:span>: <text:span text:style-name="T55">Describe an oddity you turn to your favor.</text:span></text:p>
          </text:list-item>
          <text:list-item>
            <text:p text:style-name="P59">+0: Succes<text:span text:style-name="T62">s</text:span></text:p>
          </text:list-item>
          <text:list-item>
            <text:p text:style-name="P59">-<text:span text:style-name="T52">3</text:span>: <text:span text:style-name="T53">Describe a Problem</text:span> <text:span text:style-name="T62">that must be overcome.</text:span></text:p>
          </text:list-item>
          <text:list-item>
            <text:p text:style-name="P64">-<text:span text:style-name="T52">5</text:span><text:span text:style-name="T51">: </text:span><text:span text:style-name="T53">Make a sacrifice in order to complete the project, or abandon it.</text:span></text:p>
          </text:list-item>
        </text:list>
      </text:section>
      <text:h text:style-name="P34" text:outline-level="1"/>
      <text:h text:style-name="P32" text:outline-level="1">Combat<text:span text:style-name="T32"> </text:span></text:h>
      <text:section text:style-name="Sect2" text:name="Section1">
        <text:p text:style-name="Heading_20_2"><text:span text:style-name="T32">C</text:span><text:span text:style-name="T31">ombat Start</text:span></text:p>
        <text:list xml:id="list90152022653756" text:continue-numbering="true" text:style-name="Exalt_20_Dot">
          <text:list-item>
            <text:p text:style-name="P50">Storyteller chooses first player, or asks for a roll. (such as Wits + Awareness)</text:p>
          </text:list-item>
          <text:list-item>
            <text:p text:style-name="P51">Call on next person to act <text:span text:style-name="T67">on your side.</text:span></text:p>
          </text:list-item>
        </text:list>
        <text:h text:style-name="Heading_20_3" text:outline-level="3">Action <text:span text:style-name="T42">Types</text:span></text:h>
        <text:list xml:id="list90150737032458" text:continue-numbering="true" text:style-name="Exalt_20_Dot">
          <text:list-item>
            <text:p text:style-name="P52"><text:span text:style-name="T34">Simple</text:span> – Consumes Action</text:p>
          </text:list-item>
          <text:list-item>
            <text:p text:style-name="P52"><text:span text:style-name="T34">Reflexive</text:span> – Conditional, does not consume action.</text:p>
          </text:list-item>
          <text:list-item>
            <text:p text:style-name="P53">Supplemental<text:span text:style-name="T38"> – </text:span><text:span text:style-name="T37">Paired with a Simple Action.</text:span></text:p>
          </text:list-item>
          <text:list-item>
            <text:p text:style-name="P55"><text:span text:style-name="T58">Free –</text:span><text:span text:style-name="T37"> May be performed on turn, but does not consume action.</text:span></text:p>
          </text:list-item>
        </text:list>
        <text:h text:style-name="Heading_20_3" text:outline-level="3">Build Power</text:h>
        <text:p text:style-name="P27"><text:span text:style-name="T23">You may spend gathered motes on </text:span><text:span text:style-name="T25">up to</text:span><text:span text:style-name="T23"> </text:span><text:span text:style-name="T27">two</text:span><text:span text:style-name="T23"> </text:span><text:span text:style-name="T26">Tactical Action</text:span><text:span text:style-name="T23"> effect</text:span><text:span text:style-name="T24">s</text:span><text:span text:style-name="T23">.</text:span></text:p>
        <text:h text:style-name="Heading_20_3" text:outline-level="3">Decisive Strike</text:h>
        <text:p text:style-name="P26"><text:span text:style-name="T29">A</text:span><text:span text:style-name="T28">ttack with an appropriate<text:line-break/>(Attribute + Ability) dice pool, adding (Weapon Acc).</text:span></text:p>
        <text:p text:style-name="P23">If it matches or exceeds DV, you hit and deal <text:line-break/>(Essence + Weapon Dmg)</text:p>
        <text:p text:style-name="P24"/>
        <text:p text:style-name="P30">Range</text:p>
        <text:p text:style-name="P20">There are 4 standard range bands, which measure relative distance between characters. A Move action must be taken to change relative distance.:</text:p>
        <text:list xml:id="list90150498788243" text:continue-numbering="true" text:style-name="Exalt_20_Dot">
          <text:list-item>
            <text:p text:style-name="P69">Close <text:span text:style-name="T66">(Melee)</text:span></text:p>
          </text:list-item>
          <text:list-item>
            <text:p text:style-name="P69">Short</text:p>
          </text:list-item>
          <text:list-item>
            <text:p text:style-name="P69">Medium</text:p>
          </text:list-item>
          <text:list-item>
            <text:p text:style-name="P69">Long</text:p>
          </text:list-item>
        </text:list>
        <text:p text:style-name="P20">To move <text:span text:style-name="T43">away</text:span> from <text:span text:style-name="T34">Close </text:span><text:span text:style-name="T35">(Melee)</text:span><text:span text:style-name="T37">, a Disengage action must be taken.</text:span></text:p>
        <text:p text:style-name="P33">Attack Types</text:p>
        <text:list xml:id="list90150855318954" text:continue-numbering="true" text:style-name="Exalt_20_Dot">
          <text:list-item>
            <text:p text:style-name="P54">Melee <text:span text:style-name="T37">attacks may only be naturally made at Melee range.</text:span></text:p>
          </text:list-item>
          <text:list-item>
            <text:p text:style-name="P54">Ranged <text:span text:style-name="T37">attacks may be naturally made at Short, and Medium. They may </text:span><text:span text:style-name="T40">also </text:span><text:span text:style-name="T37">be made at Melee, </text:span><text:span text:style-name="T40">but</text:span><text:span text:style-name="T37"> with (-</text:span><text:span text:style-name="T41">2</text:span><text:span text:style-name="T37">) </text:span><text:span text:style-name="T14">dice </text:span><text:span text:style-name="T15">penalty.</text:span></text:p>
          </text:list-item>
        </text:list>
        <text:h text:style-name="P73" text:outline-level="3">Situational Defense<text:line-break/><text:span text:style-name="T45">(Cover)</text:span></text:h>
        <text:list xml:id="list90150553197101" text:continue-numbering="true" text:style-name="Exalt_20_Dot">
          <text:list-item>
            <text:p text:style-name="P49"><text:span text:style-name="T33">Partial – </text:span><text:span text:style-name="T39">Provides +2 DV. This represents significant, but not impenetrable protection from attackers. Such as hiding behind pillars, standing in uneven terrain, or being surrounded by gale winds.</text:span></text:p>
          </text:list-item>
          <text:list-item>
            <text:p text:style-name="P49"><text:span text:style-name="T36">Full – </text:span><text:span text:style-name="T39">Cannot be attacked while the defense is active. </text:span></text:p>
          </text:list-item>
        </text:list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Line2729815074032">
            <table:table-cell table:style-name="Table1.A1" table:number-columns-spanned="4" office:value-type="string">
              <text:p text:style-name="P38">Tactical Actions <text:line-break/><text:span text:style-name="T71">(2x Per </text:span><text:span text:style-name="T77">A</text:span><text:span text:style-name="T71">ction)</text:span>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39">m</text:p>
            </table:table-cell>
            <table:table-cell table:style-name="Table1.A2" office:value-type="string">
              <text:p text:style-name="P39">Name</text:p>
            </table:table-cell>
            <table:table-cell table:style-name="Table1.A2" office:value-type="string">
              <text:p text:style-name="P39"><text:span text:style-name="T71">Diff</text:span>.</text:p>
            </table:table-cell>
            <table:table-cell table:style-name="Table1.A2" office:value-type="string">
              <text:p text:style-name="P39">Description</text:p>
            </table:table-cell>
          </table:table-row>
          <table:table-row table:style-name="TableLine2729815066688">
            <table:table-cell table:style-name="Table1.A3" table:number-columns-spanned="4" office:value-type="string">
              <text:p text:style-name="P46"><text:span text:style-name="T34">Movement</text:span> <text:line-break/><text:span text:style-name="T76">(Only one Movement Action per turn)</text:span></text:p>
            </table:table-cell>
            <table:covered-table-cell/>
            <table:covered-table-cell/>
            <table:covered-table-cell/>
          </table:table-row>
          <table:table-row table:style-name="TableLine2729815070224">
            <table:table-cell table:style-name="Table1.A14" office:value-type="string">
              <text:p text:style-name="P42">0</text:p>
            </table:table-cell>
            <table:table-cell table:style-name="Table1.B8" office:value-type="string">
              <text:p text:style-name="Table_20_Contents">Move</text:p>
            </table:table-cell>
            <table:table-cell table:style-name="Table1.C8" office:value-type="string">
              <text:p text:style-name="P42">N/A</text:p>
            </table:table-cell>
            <table:table-cell table:style-name="Table1.D8" office:value-type="string">
              <text:p text:style-name="Table_20_Contents">Move one Range band. </text:p>
            </table:table-cell>
          </table:table-row>
          <table:table-row table:style-name="TableLine2729815068048">
            <table:table-cell table:style-name="Table1.A14" office:value-type="string">
              <text:p text:style-name="P42">2</text:p>
            </table:table-cell>
            <table:table-cell table:style-name="Table1.B8" office:value-type="string">
              <text:p text:style-name="Table_20_Contents">Dash</text:p>
            </table:table-cell>
            <table:table-cell table:style-name="Table1.C8" office:value-type="string">
              <text:p text:style-name="P42">N/A</text:p>
            </table:table-cell>
            <table:table-cell table:style-name="Table1.D8" office:value-type="string">
              <text:p text:style-name="Table_20_Contents">Move two Range bands. </text:p>
            </table:table-cell>
          </table:table-row>
          <table:table-row table:style-name="TableLine2729815062880">
            <table:table-cell table:style-name="Table1.A6" office:value-type="string">
              <text:p text:style-name="P42">2</text:p>
            </table:table-cell>
            <table:table-cell table:style-name="Table1.B6" office:value-type="string">
              <text:p text:style-name="Table_20_Contents">Disengage</text:p>
            </table:table-cell>
            <table:table-cell table:style-name="Table1.C6" office:value-type="string">
              <text:p text:style-name="P42">N/<text:span text:style-name="T73">A</text:span></text:p>
            </table:table-cell>
            <table:table-cell table:style-name="Table1.D6" office:value-type="string">
              <text:p text:style-name="Table_20_Contents"><text:span text:style-name="T68">M</text:span>ove away from Melee range of a target. Targets my reflexively roll (Dex + Athletics) vs. your Evasion. If they are successful, <text:span text:style-name="T44">they join you at your new position.</text:span></text:p>
            </table:table-cell>
          </table:table-row>
          <table:table-row table:style-name="TableLine2729815076480">
            <table:table-cell table:style-name="Table1.A7" table:number-columns-spanned="4" office:value-type="string">
              <text:p text:style-name="P46"><text:span text:style-name="T34">Standard</text:span> </text:p>
            </table:table-cell>
            <table:covered-table-cell/>
            <table:covered-table-cell/>
            <table:covered-table-cell/>
          </table:table-row>
          <table:table-row table:style-name="TableLine2729815068592">
            <table:table-cell table:style-name="Table1.A14" office:value-type="string">
              <text:p text:style-name="P43">0</text:p>
            </table:table-cell>
            <table:table-cell table:style-name="Table1.B8" office:value-type="string">
              <text:p text:style-name="P44">Defend Other</text:p>
            </table:table-cell>
            <table:table-cell table:style-name="Table1.C8" office:value-type="string">
              <text:p text:style-name="P43">N/A</text:p>
            </table:table-cell>
            <table:table-cell table:style-name="Table1.D8" office:value-type="string">
              <text:p text:style-name="P45">Use your DV in place of another <text:span text:style-name="T75">for a round.</text:span> <text:span text:style-name="T74">Target must remain within Short Range.</text:span></text:p>
            </table:table-cell>
          </table:table-row>
          <table:table-row table:style-name="TableLine2729815063968">
            <table:table-cell table:style-name="Table1.A15" office:value-type="string">
              <text:p text:style-name="P40">--</text:p>
            </table:table-cell>
            <table:table-cell table:style-name="Table1.B9" office:value-type="string">
              <text:p text:style-name="P44">Distract</text:p>
            </table:table-cell>
            <table:table-cell table:style-name="Table1.C9" office:value-type="string">
              <text:p text:style-name="P43">Resolve</text:p>
            </table:table-cell>
            <table:table-cell table:style-name="Table1.D9" office:value-type="string">
              <text:p text:style-name="P45"><text:span text:style-name="T69">Instead of gaining Motes, the t</text:span>arget loses ½ <text:span text:style-name="T60">Peripheral </text:span>Motes <text:span text:style-name="T69">of what you would gain.</text:span></text:p>
            </table:table-cell>
          </table:table-row>
          <table:table-row table:style-name="TableLine2729815067504">
            <table:table-cell table:style-name="Table1.A14" office:value-type="string">
              <text:p text:style-name="P43">1</text:p>
            </table:table-cell>
            <table:table-cell table:style-name="Table1.B10" office:value-type="string">
              <text:p text:style-name="P44">Keep Pace</text:p>
            </table:table-cell>
            <table:table-cell table:style-name="Table1.C10" office:value-type="string">
              <text:p text:style-name="P43">Evasion</text:p>
            </table:table-cell>
            <table:table-cell table:style-name="Table1.D10" office:value-type="string">
              <text:p text:style-name="P45">If <text:span text:style-name="T57">target</text:span> move away from you, you may, for free, move one range band closer.</text:p>
            </table:table-cell>
          </table:table-row>
          <table:table-row table:style-name="TableLine2729815092256">
            <table:table-cell table:style-name="Table1.A15" office:value-type="string">
              <text:p text:style-name="P43">1</text:p>
            </table:table-cell>
            <table:table-cell table:style-name="Table1.B11" office:value-type="string">
              <text:p text:style-name="P44">Attack Lesser Foe</text:p>
            </table:table-cell>
            <table:table-cell table:style-name="Table1.C11" office:value-type="string">
              <text:p text:style-name="P43">DV</text:p>
            </table:table-cell>
            <table:table-cell table:style-name="Table1.D11" office:value-type="string">
              <text:p text:style-name="P45">Deal (Success<text:span text:style-name="T78">es</text:span> – DV) damage to a lesser foe.</text:p>
            </table:table-cell>
          </table:table-row>
          <table:table-row table:style-name="TableLine2729815081376">
            <table:table-cell table:style-name="Table1.A14" office:value-type="string">
              <text:p text:style-name="P43">2</text:p>
            </table:table-cell>
            <table:table-cell table:style-name="Table1.B12" office:value-type="string">
              <text:p text:style-name="P44">Pull/Push</text:p>
            </table:table-cell>
            <table:table-cell table:style-name="Table1.C12" office:value-type="string">
              <text:p text:style-name="P43">DV</text:p>
            </table:table-cell>
            <table:table-cell table:style-name="Table1.D12" office:value-type="string">
              <text:p text:style-name="P45">Move the target one Range Band</text:p>
            </table:table-cell>
          </table:table-row>
          <table:table-row table:style-name="TableLine2729815096064">
            <table:table-cell table:style-name="Table1.A15" office:value-type="string">
              <text:p text:style-name="P43">2</text:p>
            </table:table-cell>
            <table:table-cell table:style-name="Table1.B13" office:value-type="string">
              <text:p text:style-name="P44">Restrain</text:p>
            </table:table-cell>
            <table:table-cell table:style-name="Table1.C13" office:value-type="string">
              <text:p text:style-name="P43">DV</text:p>
            </table:table-cell>
            <table:table-cell table:style-name="Table1.D13" office:value-type="string">
              <text:p text:style-name="P45">Prevent the target from moving.</text:p>
            </table:table-cell>
          </table:table-row>
          <table:table-row table:style-name="TableLine2729815088448">
            <table:table-cell table:style-name="Table1.A14" office:value-type="string">
              <text:p text:style-name="P43">2</text:p>
            </table:table-cell>
            <table:table-cell table:style-name="Table1.B14" office:value-type="string">
              <text:p text:style-name="P44">Create Hazard</text:p>
            </table:table-cell>
            <table:table-cell table:style-name="Table1.C14" office:value-type="string">
              <text:p text:style-name="P43">(Varies)</text:p>
            </table:table-cell>
            <table:table-cell table:style-name="Table1.D14" office:value-type="string">
              <text:p text:style-name="P45">Create an environmental hazard of difficulty 3.</text:p>
            </table:table-cell>
          </table:table-row>
          <table:table-row table:style-name="TableLine2729815085728">
            <table:table-cell table:style-name="Table1.A15" office:value-type="string">
              <text:p text:style-name="P43">3</text:p>
            </table:table-cell>
            <table:table-cell table:style-name="Table1.B15" office:value-type="string">
              <text:p text:style-name="P44">Stun </text:p>
            </table:table-cell>
            <table:table-cell table:style-name="Table1.C15" office:value-type="string">
              <text:p text:style-name="P43">Soak</text:p>
            </table:table-cell>
            <table:table-cell table:style-name="Table1.D15" office:value-type="string">
              <text:p text:style-name="P45">The target loses 2 dice from their next action.</text:p>
            </table:table-cell>
          </table:table-row>
          <table:table-row table:style-name="TableLine2729815086816">
            <table:table-cell table:style-name="Table1.A16" office:value-type="string">
              <text:p text:style-name="P43">3</text:p>
            </table:table-cell>
            <table:table-cell table:style-name="Table1.B16" office:value-type="string">
              <text:p text:style-name="P44">Disarm </text:p>
            </table:table-cell>
            <table:table-cell table:style-name="Table1.C16" office:value-type="string">
              <text:p text:style-name="P43">DV</text:p>
            </table:table-cell>
            <table:table-cell table:style-name="Table1.D16" office:value-type="string">
              <text:p text:style-name="P45">The target is unable to use their weapon on their next action.</text:p>
            </table:table-cell>
          </table:table-row>
          <table:table-row table:style-name="TableLine2729815092528">
            <table:table-cell table:style-name="Table1.A17" table:number-columns-spanned="4" office:value-type="string">
              <text:p text:style-name="P47">Decisive-<text:span text:style-name="T72">Only</text:span> </text:p>
            </table:table-cell>
            <table:covered-table-cell/>
            <table:covered-table-cell/>
            <table:covered-table-cell/>
          </table:table-row>
          <table:table-row table:style-name="TableLine2729815092800">
            <table:table-cell table:style-name="Table1.A18" office:value-type="string">
              <text:p text:style-name="P42"><text:span text:style-name="T59">(</text:span>2x<text:span text:style-name="T59">)</text:span></text:p>
            </table:table-cell>
            <table:table-cell table:style-name="Table1.B18" office:value-type="string">
              <text:p text:style-name="Table_20_Contents">Powerful Strike</text:p>
            </table:table-cell>
            <table:table-cell table:style-name="Table1.C18" office:value-type="string">
              <text:p text:style-name="P42">DV</text:p>
            </table:table-cell>
            <table:table-cell table:style-name="Table1.D18" office:value-type="string">
              <text:p text:style-name="Table_20_Contents">Deal an additional damage per 2m spent.</text:p>
            </table:table-cell>
          </table:table-row>
          <table:table-row table:style-name="TableLine2729815087088">
            <table:table-cell table:style-name="Table1.A19" office:value-type="string">
              <text:p text:style-name="P42">2</text:p>
            </table:table-cell>
            <table:table-cell table:style-name="Table1.B19" office:value-type="string">
              <text:p text:style-name="Table_20_Contents">Flurry Strike</text:p>
            </table:table-cell>
            <table:table-cell table:style-name="Table1.C19" office:value-type="string">
              <text:p text:style-name="P42">N/A</text:p>
            </table:table-cell>
            <table:table-cell table:style-name="Table1.D19" office:value-type="string">
              <text:p text:style-name="P41">Using the same attack roll, strike another target.</text:p>
            </table:table-cell>
          </table:table-row>
          <table:table-row table:style-name="TableLine2729815089264">
            <table:table-cell table:style-name="Table1.A20" office:value-type="string">
              <text:p text:style-name="P42">3</text:p>
            </table:table-cell>
            <table:table-cell table:style-name="Table1.B20" office:value-type="string">
              <text:p text:style-name="Table_20_Contents">Target Defense</text:p>
            </table:table-cell>
            <table:table-cell table:style-name="Table1.C20" office:value-type="string">
              <text:p text:style-name="P42">N/A</text:p>
            </table:table-cell>
            <table:table-cell table:style-name="Table1.D20" office:value-type="string">
              <text:p text:style-name="Table_20_Contents">Target either Evasion or Soak <text:span text:style-name="T80">on your attack,</text:span><text:span text:style-name="T61"> instead of DV.</text:span></text:p>
            </table:table-cell>
          </table:table-row>
        </table:table>
        <text:p text:style-name="P37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1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text-transform="capitalize" fo:color="#1c4587" loext:opacity="100%" style:font-name="Envision Roman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list-style-name="" style:class="text">
      <style:paragraph-properties fo:margin-left="0in" fo:margin-right="0in" fo:margin-top="0.1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18pt" fo:font-weight="normal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>
      <style:paragraph-properties fo:margin-top="0.0402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4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Times New Roman1" fo:font-family="'Times New Roman'" style:font-style-name="Italic" style:font-family-generic="roman" style:font-pitch="variable" fo:font-size="10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9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1c4587" loext:opacity="100%" style:font-name="Envision Roman1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text:style-name="Bullet_20_Symbols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Exalted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Converted1" style:page-layout-name="Mpm2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7-08T09:01:50.204000000</dc:date>
    <meta:editing-cycles>181</meta:editing-cycles>
    <meta:editing-duration>PT15H1M53S</meta:editing-duration>
    <meta:generator>LibreOffice/7.1.4.2$Windows_X86_64 LibreOffice_project/a529a4fab45b75fefc5b6226684193eb000654f6</meta:generator>
    <dc:creator>Samuel Smith</dc:creator>
    <meta:document-statistic meta:table-count="1" meta:image-count="0" meta:object-count="0" meta:page-count="2" meta:paragraph-count="166" meta:word-count="1110" meta:character-count="6345" meta:non-whitespace-character-count="5410"/>
  </office:meta>
</office:document-meta>
</file>